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d115" officeooo:paragraph-rsid="0011d115"/>
    </style:style>
    <style:style style:name="P2" style:family="paragraph" style:parent-style-name="Standard">
      <style:text-properties officeooo:rsid="0013493b" officeooo:paragraph-rsid="0013493b"/>
    </style:style>
    <style:style style:name="P3" style:family="paragraph" style:parent-style-name="Standard" style:list-style-name="L3">
      <style:text-properties officeooo:rsid="0013493b" officeooo:paragraph-rsid="0013493b"/>
    </style:style>
    <style:style style:name="P4" style:family="paragraph" style:parent-style-name="Standard">
      <style:text-properties officeooo:paragraph-rsid="0013493b"/>
    </style:style>
    <style:style style:name="P5" style:family="paragraph" style:parent-style-name="Standard" style:list-style-name="L2"/>
    <style:style style:name="P6" style:family="paragraph" style:parent-style-name="Standard">
      <style:text-properties officeooo:rsid="001441b8" officeooo:paragraph-rsid="001441b8"/>
    </style:style>
    <style:style style:name="P7" style:family="paragraph" style:parent-style-name="Standard">
      <style:text-properties officeooo:paragraph-rsid="0016cd56"/>
    </style:style>
    <style:style style:name="P8" style:family="paragraph" style:parent-style-name="Standard">
      <style:text-properties officeooo:rsid="001abf88" officeooo:paragraph-rsid="001abf88"/>
    </style:style>
    <style:style style:name="P9" style:family="paragraph" style:parent-style-name="Standard">
      <style:text-properties officeooo:paragraph-rsid="001abf88"/>
    </style:style>
    <style:style style:name="P10" style:family="paragraph" style:parent-style-name="Standard">
      <style:text-properties officeooo:paragraph-rsid="0022e01b"/>
    </style:style>
    <style:style style:name="P11" style:family="paragraph" style:parent-style-name="Standard">
      <style:text-properties officeooo:rsid="0023e9ac" officeooo:paragraph-rsid="0023e9ac"/>
    </style:style>
    <style:style style:name="P12" style:family="paragraph" style:parent-style-name="Text_20_body">
      <style:paragraph-properties fo:text-align="end" style:justify-single-word="false"/>
      <style:text-properties officeooo:rsid="002a23bc" officeooo:paragraph-rsid="002a23bc"/>
    </style:style>
    <style:style style:name="P13" style:family="paragraph" style:parent-style-name="Heading_20_1" style:list-style-name=""/>
    <style:style style:name="T1" style:family="text">
      <style:text-properties officeooo:rsid="0010191e"/>
    </style:style>
    <style:style style:name="T2" style:family="text">
      <style:text-properties officeooo:rsid="0018a8d2"/>
    </style:style>
    <style:style style:name="T3" style:family="text">
      <style:text-properties officeooo:rsid="001abf88"/>
    </style:style>
    <style:style style:name="T4" style:family="text">
      <style:text-properties officeooo:rsid="001f19e2"/>
    </style:style>
    <style:style style:name="T5" style:family="text">
      <style:text-properties officeooo:rsid="0021139d"/>
    </style:style>
    <style:style style:name="T6" style:family="text">
      <style:text-properties officeooo:rsid="0022e01b"/>
    </style:style>
    <style:style style:name="T7" style:family="text">
      <style:text-properties officeooo:rsid="0024c90a"/>
    </style:style>
    <style:style style:name="T8" style:family="text">
      <style:text-properties officeooo:rsid="002556da"/>
    </style:style>
    <style:style style:name="T9" style:family="text">
      <style:text-properties officeooo:rsid="0026eff2"/>
    </style:style>
    <style:style style:name="T10" style:family="text">
      <style:text-properties officeooo:rsid="002a23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 anonieme evaluatie</text:p>
      <text:p text:style-name="P12">2018-12-13</text:p>
      <text:p text:style-name="P1"/>
      <text:p text:style-name="P1">Richtlijn tijden:</text:p>
      <text:p text:style-name="P1"/>
      <text:list xml:id="list1775256795" text:style-name="L2">
        <text:list-item>
          <text:p text:style-name="P5">18:15-18:30: Inloop</text:p>
        </text:list-item>
        <text:list-item>
          <text:p text:style-name="P5">18:30-19:00: Voorbereiding</text:p>
        </text:list-item>
        <text:list-item>
          <text:p text:style-name="P5">19:00-19:30: <text:span text:style-name="T1">Presentaties</text:span></text:p>
        </text:list-item>
        <text:list-item>
          <text:p text:style-name="P5">19:30-19:45: Pauze, <text:span text:style-name="T9">Richel licht evaluatoren in</text:span></text:p>
        </text:list-item>
        <text:list-item>
          <text:p text:style-name="P5">19:45-20:15: Evaluatie, <text:span text:style-name="T9">Richelt verdeel leerlingen</text:span></text:p>
        </text:list-item>
      </text:list>
      <text:p text:style-name="Standard"/>
      <text:p text:style-name="P6">Wees er uiterlijk 19:15. Presentaties zien? Wees er dan om 18:45.</text:p>
      <text:p text:style-name="Standard"/>
      <text:p text:style-name="P2">Evaluatie bestaat uit:</text:p>
      <text:p text:style-name="P2"/>
      <text:list xml:id="list3495194433" text:style-name="L3">
        <text:list-item>
          <text:p text:style-name="P3">Waarom?</text:p>
        </text:list-item>
        <text:list-item>
          <text:p text:style-name="P3"><text:span text:style-name="T4">H</text:span>oe gaat de cursus?</text:p>
        </text:list-item>
        <text:list-item>
          <text:p text:style-name="P3">Uitleg formulier</text:p>
        </text:list-item>
        <text:list-item>
          <text:p text:style-name="P3">Invullen formulier</text:p>
        </text:list-item>
        <text:list-item>
          <text:p text:style-name="P3">Informeel gesprek</text:p>
        </text:list-item>
        <text:list-item>
          <text:p text:style-name="P3">Uitwerken resultaten</text:p>
        </text:list-item>
      </text:list>
      <text:p text:style-name="P4"/>
      <text:p text:style-name="P7"><text:span text:style-name="T5">(1) </text:span>Leg uit wat het doel is van een evaluatie [1], <text:span text:style-name="T2">en </text:span>waarom die anoniem' is [2].</text:p>
      <text:p text:style-name="P7"/>
      <text:p text:style-name="P8"><text:span text:style-name="T5">(2) </text:span>Laat de kids eerst objectief vertellen hoe een cursusavond gaat, alsof je deze nog nooit hebt gezien: hoe laat begint het, wat doe je als je binnenkomt, wat doe je daarna, etc. </text:p>
      <text:p text:style-name="P7"/>
      <text:p text:style-name="P10"><text:span text:style-name="T5">(3) Bespreek het in </text:span>te vullen formulier en <text:span text:style-name="T3">leg uit </text:span>wat 'tips' en 'tops' zijn [3]. <text:span text:style-name="T7">Vragen? Beantwoord deze</text:span></text:p>
      <text:p text:style-name="P10"/>
      <text:p text:style-name="P10"><text:span text:style-name="T6">(4)</text:span> <text:span text:style-name="T6">D</text:span>eel de formulieren uit en laat de kids dit in stilte en individueel invullen, totdat iedereen de pen heeft neergelegd.</text:p>
      <text:p text:style-name="Standard"/>
      <text:p text:style-name="P9"><text:span text:style-name="T5">(5) Bespreek de cursus informeel. Moedig ze aan kritisch te denken. Stel prikkelende vragen, bijvoorbeeld </text:span>'Is Richel echt niet te streng?'. Maak notities. Als <text:span text:style-name="T3">alles gezegd is</text:span>, mogen de kids gaan.</text:p>
      <text:p text:style-name="Standard"/>
      <text:p text:style-name="Standard"><text:span text:style-name="T5">(6) Werk de resultaten van de bespreking uit</text:span>.</text:p>
      <text:p text:style-name="Standard"/>
      <text:h text:style-name="P13" text:outline-level="1"/>
      <text:p text:style-name="P11"/>
      <text:p text:style-name="Standard">[1] Uitvinden wat de leerlingen vinden van de cursus, zodat die nog beter gemaakt kan worden</text:p>
      <text:p text:style-name="Standard">[2] Zodat leerlingen eerlijk durven zijn</text:p>
      <text:p text:style-name="Standard">[3] 'tops: dingen die top gaan, 'tips': dingen die beter kun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4:47.732228318</meta:creation-date>
    <dc:date>2018-12-08T13:49:29.863627892</dc:date>
    <meta:editing-duration>PT22M54S</meta:editing-duration>
    <meta:editing-cycles>26</meta:editing-cycles>
    <meta:generator>LibreOffice/5.4.6.2$Linux_X86_64 LibreOffice_project/40m0$Build-2</meta:generator>
    <meta:document-statistic meta:table-count="0" meta:image-count="0" meta:object-count="0" meta:page-count="1" meta:paragraph-count="25" meta:word-count="223" meta:character-count="1347" meta:non-whitespace-character-count="1159"/>
  </office:meta>
</office:document-meta>
</file>